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F2000000D028D9E410.png" manifest:media-type=""/>
  <manifest:file-entry manifest:full-path="Pictures/10000000000003200000020303EEF755.png" manifest:media-type=""/>
  <manifest:file-entry manifest:full-path="Pictures/1000000000000269000001A0C7D8FF46.png" manifest:media-type=""/>
  <manifest:file-entry manifest:full-path="Pictures/10000000000002E7000001A1A6023877.png" manifest:media-type=""/>
  <manifest:file-entry manifest:full-path="Pictures/1000000000000280000001E00213742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6.402cm" svg:height="5.502cm" svg:x="3.185cm" svg:y="2.769cm">
          <draw:image xlink:href="Pictures/10000000000000F2000000D028D9E410.png" xlink:type="simple" xlink:show="embed" xlink:actuate="onLoad">
            <text:p/>
          </draw:image>
        </draw:frame>
        <draw:frame draw:style-name="gr1" draw:text-style-name="P1" draw:layer="layout" svg:width="16.932cm" svg:height="12.699cm" svg:x="12.254cm" svg:y="1cm">
          <draw:image xlink:href="Pictures/1000000000000280000001E002137424.png" xlink:type="simple" xlink:show="embed" xlink:actuate="onLoad">
            <text:p/>
          </draw:image>
        </draw:frame>
      </draw:page>
      <draw:page draw:name="page2" draw:style-name="dp1" draw:master-page-name="標準">
        <draw:frame draw:style-name="gr1" draw:text-style-name="P1" draw:layer="layout" svg:width="16.324cm" svg:height="11.006cm" svg:x="5.719cm" svg:y="4.471cm">
          <draw:image xlink:href="Pictures/1000000000000269000001A0C7D8FF46.png" xlink:type="simple" xlink:show="embed" xlink:actuate="onLoad">
            <text:p/>
          </draw:image>
        </draw:frame>
      </draw:page>
      <draw:page draw:name="page3" draw:style-name="dp1" draw:master-page-name="標準">
        <draw:frame draw:style-name="gr1" draw:text-style-name="P1" draw:layer="layout" svg:width="21.166cm" svg:height="13.625cm" svg:x="3.582cm" svg:y="3.444cm">
          <draw:image xlink:href="Pictures/10000000000003200000020303EEF755.png" xlink:type="simple" xlink:show="embed" xlink:actuate="onLoad">
            <text:p/>
          </draw:image>
        </draw:frame>
      </draw:page>
      <draw:page draw:name="page4" draw:style-name="dp1" draw:master-page-name="標準">
        <draw:frame draw:style-name="gr1" draw:text-style-name="P1" draw:layer="layout" svg:width="19.658cm" svg:height="11.032cm" svg:x="4.255cm" svg:y="5.922cm">
          <draw:image xlink:href="Pictures/10000000000002E7000001A1A60238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8T22:49:17.19</meta:creation-date>
    <dc:date>2013-06-09T01:25:20.37</dc:date>
    <meta:editing-duration>PT1H35M10S</meta:editing-duration>
    <meta:editing-cycles>1</meta:editing-cycles>
    <meta:document-statistic meta:object-count="5"/>
    <meta:generator>LibreOffice/4.0.2.2$Windows_x86 LibreOffice_project/4c82dcdd6efcd48b1d8bba66bfe1989deee49c3</meta:generator>
  </office:meta>
</office:document-meta>
</file>